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6_1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M. Isaac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1 September 1859</text:p>
      <text:p text:style-name="P2">Month<text:tab/><text:tab/><text:tab/><text:tab/><text:tab/><text:tab/>September</text:p>
      <text:p text:style-name="P2">Year<text:tab/><text:tab/><text:tab/><text:tab/><text:tab/><text:tab/>1859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page 1 is also available in Box 19, FF 7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3">Office of the “Jewish Messenger,”/</text:p>
      <text:p text:style-name="P3">694 HOUSTON STREET./</text:p>
      <text:p text:style-name="P4"><text:span text:style-name="T1">New York Sept. 11</text:span><text:span text:style-name="T2">th</text:span><text:span text:style-name="T1"> 1859/</text:span></text:p>
      <text:p text:style-name="P2">Esteemed Sir/</text:p>
      <text:p text:style-name="P2"><text:span text:style-name="T1"><text:tab/>We hasten to/ acknowledge the receipt of your/ esteemed favor of the 5</text:span><text:span text:style-name="T2">th</text:span><text:span text:style-name="T1"> Inst./ &amp; at the same time, of an/ article entitled “Discourse on/ the Resurrection of the Dead by/ Maimonides” translated for the/ Messenger by yourself. <text:s/>We/ shall be very happy to insert/ the first part next week, as/ we fear our pages are already/ too full to admit of our doing/ justice to it in the current/ number./</text:span></text:p>
      <text:p text:style-name="P2"><text:tab/>Our pages will/ of course be always open to/ contributions from your pen/</text:p>
      <text:p text:style-name="P2"/>
      <text:p text:style-name="P2">[Page 2]</text:p>
      <text:p text:style-name="P2">and we beg to subscribe ourselves/</text:p>
      <text:p text:style-name="P2"><text:tab/><text:tab/>Yours Respectfully/</text:p>
      <text:p text:style-name="P2"><text:tab/><text:tab/>SM Isaacs &amp; Son/</text:p>
      <text:p text:style-name="P2">To the Revd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2:34:04</meta:creation-date>
    <dc:date>2012-03-21T11:47:34.92</dc:date>
    <dc:language>en-US</dc:language>
    <meta:editing-cycles>4</meta:editing-cycles>
    <meta:editing-duration>PT00H10M02S</meta:editing-duration>
    <dc:creator>Penn Libraries</dc:creator>
    <meta:document-statistic meta:table-count="0" meta:image-count="0" meta:object-count="0" meta:page-count="2" meta:paragraph-count="72" meta:word-count="306" meta:character-count="1998"/>
    <meta:user-defined meta:name="Info 1"/>
    <meta:user-defined meta:name="Info 2"/>
    <meta:user-defined meta:name="Info 3"/>
    <meta:user-defined meta:name="Info 4"/>
  </office:meta>
</office:document-meta>
</file>